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bold"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2">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Quorum Calendar System (</text:span><text:span text:style-name="T15">http://quorum2.sf.net</text:span><text:span text:style-name="T10">); other open-source contributions available at </text:span><text:span text:style-name="T15">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text:tab/>New York and Albany, New York</text:p>
            <text:p text:style-name="P19">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on Apache,</text:p>
              </text:list-item>
              <text:list-item>
                <text:p text:style-name="P20">designing and building database schemata,</text:p>
              </text:list-item>
              <text:list-item>
                <text:p text:style-name="P20">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1713713231" text:continue-list="list1740435911" text:style-name="L1">
              <text:list-item text:start-value="1">
                <text:p text:style-name="P20">designing and implementing Web-based solution for editing large relational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echnician for campus TCP/IP network, Macintosh specialist. Duties and achievements included:</text:span></text:p>
            <text:list xml:id="list758518468"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text:p>
              </text:list-item>
              <text:list-item>
                <text:p text:style-name="P22">writing and maintaining custom shipping and purchasing programs,</text:p>
              </text:list-item>
              <text:list-item>
                <text:p text:style-name="P22">documenting custom programs to print bar-coded labels on demand and interface with tracking system,</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dedicated fax system driven by AS/400 to replace inefficient manual printing and sending of routine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6">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39:19</dc:date>
    <meta:print-date>2011-06-06T22:58:20</meta:print-date>
    <dc:language>en-US</dc:language>
    <meta:editing-cycles>141</meta:editing-cycles>
    <meta:editing-duration>P16DT22H40M21S</meta:editing-duration>
    <meta:printed-by>Marnen Laibow-Koser</meta:printed-by>
    <meta:document-statistic meta:table-count="3" meta:image-count="0" meta:object-count="0" meta:page-count="3" meta:paragraph-count="87" meta:word-count="922" meta:character-count="7057" meta:non-whitespace-character-count="6241"/>
    <meta:user-defined meta:name="Info 1"/>
    <meta:user-defined meta:name="Info 2"/>
    <meta:user-defined meta:name="Info 3"/>
    <meta:user-defined meta:name="Info 4"/>
  </office:meta>
</office:document-meta>
</file>